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2.139cm"/>
    </style:style>
    <style:style style:name="gr4" style:family="graphic" style:parent-style-name="standard">
      <style:graphic-properties draw:textarea-horizontal-align="justify" draw:textarea-vertical-align="middle" draw:auto-grow-height="false" fo:min-height="2.444cm" fo:min-width="3.363cm"/>
    </style:style>
    <style:style style:name="gr5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6" style:family="graphic" style:parent-style-name="standard">
      <style:graphic-properties draw:stroke="none" svg:stroke-color="#000000" draw:fill="none" draw:fill-color="#ffffff" fo:min-height="2.417cm"/>
    </style:style>
    <style:style style:name="gr7" style:family="graphic" style:parent-style-name="standard">
      <style:graphic-properties draw:stroke="none" svg:stroke-color="#000000" draw:fill="none" draw:fill-color="#ffffff" fo:min-height="2.544cm"/>
    </style:style>
    <style:style style:name="gr8" style:family="graphic" style:parent-style-name="standard">
      <style:graphic-properties draw:stroke="none" svg:stroke-color="#000000" draw:fill="none" draw:fill-color="#ffffff" fo:min-height="2.163cm"/>
    </style:style>
    <style:style style:name="gr9" style:family="graphic" style:parent-style-name="standard">
      <style:graphic-properties draw:stroke="none" svg:stroke-color="#000000" draw:fill="none" draw:fill-color="#ffffff" fo:min-height="0.9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s" svg:x1="6.842cm" svg:y1="6.588cm" svg:x2="11.922cm" svg:y2="10.144cm" draw:start-shape="id1" draw:start-glue-point="10" draw:end-shape="id2" svg:d="M6842 6588h501l4077 3556h502" svg:viewBox="0 0 5081 3557">
          <text:p/>
        </draw:connector>
        <draw:connector draw:style-name="gr1" draw:text-style-name="P1" draw:layer="layout" draw:type="lines" svg:x1="14.652cm" svg:y1="12.049cm" svg:x2="14.652cm" svg:y2="15.859cm" draw:start-shape="id2" draw:start-glue-point="2" draw:end-shape="id3" svg:d="M14652 12049v502 2807 501" svg:viewBox="0 0 1 3811">
          <text:p/>
        </draw:connector>
        <draw:connector draw:style-name="gr1" draw:text-style-name="P1" draw:layer="layout" draw:type="curve" svg:x1="11.922cm" svg:y1="10.144cm" svg:x2="11.922cm" svg:y2="2.905cm" draw:start-shape="id2" draw:start-glue-point="3" draw:end-shape="id4" draw:end-glue-point="6" svg:d="M11922 10144c-753 0-753-7239 0-7239" svg:viewBox="0 0 566 7240">
          <text:p/>
        </draw:connector>
        <draw:connector draw:style-name="gr1" draw:text-style-name="P1" draw:layer="layout" draw:type="curve" svg:x1="17.383cm" svg:y1="2.905cm" svg:x2="17.383cm" svg:y2="10.144cm" draw:start-shape="id4" draw:start-glue-point="10" draw:end-shape="id2" draw:end-glue-point="1" svg:d="M17383 2905c751 0 751 7239 0 7239" svg:viewBox="0 0 564 7240">
          <text:p/>
        </draw:connector>
        <draw:connector draw:style-name="gr2" draw:text-style-name="P1" draw:layer="layout" draw:type="line" svg:x1="17.383cm" svg:y1="10.144cm" svg:x2="23.368cm" svg:y2="5.191cm" draw:start-shape="id2" draw:end-shape="id5" draw:end-glue-point="9" svg:d="M17383 10144l5985-4953" svg:viewBox="0 0 5986 4954">
          <text:p/>
        </draw:connector>
        <draw:connector draw:style-name="gr2" draw:text-style-name="P1" draw:layer="layout" draw:type="line" svg:x1="26.605cm" svg:y1="11.16cm" svg:x2="24.94cm" svg:y2="7.096cm" draw:start-shape="id6" draw:start-glue-point="5" draw:end-shape="id5" draw:end-glue-point="8" svg:d="M26605 11160l-1665-4064" svg:viewBox="0 0 1666 4065">
          <text:p/>
        </draw:connector>
        <draw:connector draw:style-name="gr2" draw:text-style-name="P1" draw:layer="layout" draw:type="line" svg:x1="21.781cm" svg:y1="11.033cm" svg:x2="24.416cm" svg:y2="7.096cm" draw:start-shape="id7" draw:start-glue-point="4" draw:end-shape="id5" draw:end-glue-point="7" svg:d="M21781 11033l2635-3937" svg:viewBox="0 0 2636 3938">
          <text:p/>
        </draw:connector>
        <draw:custom-shape draw:style-name="gr3" draw:text-style-name="P2" xml:id="id5" draw:id="id5" draw:layer="layout" svg:width="4.191cm" svg:height="3.81cm" svg:x="22.844cm" svg:y="3.286cm">
          <text:p text:style-name="P2">Online</text:p>
          <text:p text:style-name="P2">Repor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6" draw:id="id6" draw:layer="layout" svg:width="4.191cm" svg:height="3.81cm" svg:x="24.509cm" svg:y="11.16cm">
          <text:p text:style-name="P2">Downloa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7" draw:id="id7" draw:layer="layout" svg:width="4.191cm" svg:height="3.81cm" svg:x="19.161cm" svg:y="11.033cm">
          <text:p text:style-name="P2">Email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3" draw:id="id3" draw:layer="layout" svg:width="5.461cm" svg:height="3.81cm" svg:x="11.922cm" svg:y="15.859cm">
          <text:p text:style-name="P2">Spreadsheet/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5.461cm" svg:height="3.81cm" svg:x="11.922cm" svg:y="1cm">
          <text:p text:style-name="P2">Knitr Temp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2" xml:id="id1" draw:id="id1" draw:layer="layout" svg:width="5.461cm" svg:height="3.81cm" svg:x="1.381cm" svg:y="4.683cm">
            <text:p text:style-name="P2">Qualtric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889cm" svg:height="0.889cm" svg:x="3.54cm" svg:y="4.8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g xml:id="id2" draw:id="id2">
          <draw:custom-shape draw:style-name="gr4" draw:text-style-name="P2" draw:layer="layout" svg:width="5.461cm" svg:height="3.81cm" svg:x="11.922cm" svg:y="8.239cm">
            <text:p text:style-name="P2">Shiny Ap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889cm" svg:height="0.889cm" svg:x="14.208cm" svg:y="8.36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6" draw:text-style-name="P3" draw:layer="layout" svg:width="4.064cm" svg:height="2.667cm" svg:x="5.699cm" svg:y="2.524cm">
          <draw:text-box>
            <text:p/>
          </draw:text-box>
        </draw:frame>
        <draw:frame draw:style-name="gr6" draw:text-style-name="P5" draw:layer="layout" svg:width="5.969cm" svg:height="2.667cm" svg:x="1.889cm" svg:y="8.62cm">
          <draw:text-box>
            <text:p text:style-name="P4"><text:span text:style-name="T1">After the user has completed </text:span><text:span text:style-name="T1">the survey, Qualtrics redirects </text:span><text:span text:style-name="T1">the user to shiny app with </text:span><text:span text:style-name="T1">survey-specific parameters in </text:span><text:span text:style-name="T1">the redirect-URL.</text:span></text:p>
          </draw:text-box>
        </draw:frame>
        <draw:frame draw:style-name="gr7" draw:text-style-name="P5" draw:layer="layout" svg:width="4.826cm" svg:height="2.794cm" svg:x="12.43cm" svg:y="5.191cm">
          <draw:text-box>
            <text:p text:style-name="P4"><text:span text:style-name="T1">Shiny application uses knitr </text:span><text:span text:style-name="T1">template to render report </text:span><text:span text:style-name="T1">based on the survey </text:span><text:span text:style-name="T1">parameters contained in the </text:span><text:span text:style-name="T1">redirect-URL</text:span></text:p>
          </draw:text-box>
        </draw:frame>
        <draw:frame draw:style-name="gr8" draw:text-style-name="P5" draw:layer="layout" svg:width="4.191cm" svg:height="2.413cm" svg:x="10.144cm" svg:y="13.065cm">
          <draw:text-box>
            <text:p text:style-name="P4">Visits, downloads, and other actions are logged to a private Google spreadsheet.</text:p>
          </draw:text-box>
        </draw:frame>
        <draw:frame draw:style-name="gr9" draw:text-style-name="P5" draw:layer="layout" svg:width="7.112cm" svg:height="1.433cm" svg:x="21.447cm" svg:y="1.762cm">
          <draw:text-box>
            <text:p text:style-name="P4">User has the option to download report or receive as an email, in addition to viewing online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9:12:52.906797174</meta:creation-date>
    <dc:date>2017-01-16T19:49:02.216576019</dc:date>
    <meta:editing-duration>PT3M6S</meta:editing-duration>
    <meta:editing-cycles>2</meta:editing-cycles>
    <meta:generator>LibreOffice/5.1.4.2$Linux_X86_64 LibreOffice_project/10m0$Build-2</meta:generator>
    <meta:document-statistic meta:object-count="23"/>
  </office:meta>
</office:document-meta>
</file>